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</text:p>
          </table:table-cell>
          <table:table-cell table:style-name="Default" office:value-type="string" calcext:value-type="string">
            <text:p>Dose(Gy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427101" calcext:value-type="float">
            <text:p>4.27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429987" calcext:value-type="float">
            <text:p>4.30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28416" calcext:value-type="float">
            <text:p>4.28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415723" calcext:value-type="float">
            <text:p>4.16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423572" calcext:value-type="float">
            <text:p>4.24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44382" calcext:value-type="float">
            <text:p>4.44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440217" calcext:value-type="float">
            <text:p>4.40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449451" calcext:value-type="float">
            <text:p>4.49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437908" calcext:value-type="float">
            <text:p>4.38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412376" calcext:value-type="float">
            <text:p>4.12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421649" calcext:value-type="float">
            <text:p>4.22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43818" calcext:value-type="float">
            <text:p>4.38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445936" calcext:value-type="float">
            <text:p>4.46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445058" calcext:value-type="float">
            <text:p>4.45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451276" calcext:value-type="float">
            <text:p>4.51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446634" calcext:value-type="float">
            <text:p>4.47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434341" calcext:value-type="float">
            <text:p>4.34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428923" calcext:value-type="float">
            <text:p>4.29E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453129" calcext:value-type="float">
            <text:p>4.53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458662" calcext:value-type="float">
            <text:p>4.59E-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440412" calcext:value-type="float">
            <text:p>4.40E-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431976" calcext:value-type="float">
            <text:p>4.32E-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431121" calcext:value-type="float">
            <text:p>4.31E-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446593" calcext:value-type="float">
            <text:p>4.47E-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457348" calcext:value-type="float">
            <text:p>4.57E-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45285" calcext:value-type="float">
            <text:p>4.53E-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43577" calcext:value-type="float">
            <text:p>4.36E-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434004" calcext:value-type="float">
            <text:p>4.34E-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44834" calcext:value-type="float">
            <text:p>4.48E-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446504" calcext:value-type="float">
            <text:p>4.47E-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442352" calcext:value-type="float">
            <text:p>4.42E-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456916" calcext:value-type="float">
            <text:p>4.57E-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439271" calcext:value-type="float">
            <text:p>4.39E-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45254" calcext:value-type="float">
            <text:p>4.53E-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449686" calcext:value-type="float">
            <text:p>4.50E-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44865" calcext:value-type="float">
            <text:p>4.49E-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441919" calcext:value-type="float">
            <text:p>4.42E-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429512" calcext:value-type="float">
            <text:p>4.30E-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442137" calcext:value-type="float">
            <text:p>4.42E-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453147" calcext:value-type="float">
            <text:p>4.53E-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459586" calcext:value-type="float">
            <text:p>4.60E-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446877" calcext:value-type="float">
            <text:p>4.47E-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43989" calcext:value-type="float">
            <text:p>4.40E-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450458" calcext:value-type="float">
            <text:p>4.50E-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422429" calcext:value-type="float">
            <text:p>4.22E-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405757" calcext:value-type="float">
            <text:p>4.06E-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420733" calcext:value-type="float">
            <text:p>4.21E-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420467" calcext:value-type="float">
            <text:p>4.20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404933" calcext:value-type="float">
            <text:p>4.05E-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424489" calcext:value-type="float">
            <text:p>4.24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551481" calcext:value-type="float">
            <text:p>5.51E-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58391" calcext:value-type="float">
            <text:p>5.84E-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086392" calcext:value-type="float">
            <text:p>8.64E-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00268592" calcext:value-type="float">
            <text:p>2.69E-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00235109" calcext:value-type="float">
            <text:p>2.35E-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00235469" calcext:value-type="float">
            <text:p>2.35E-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00126824" calcext:value-type="float">
            <text:p>1.27E-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00135676" calcext:value-type="float">
            <text:p>1.36E-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00142695" calcext:value-type="float">
            <text:p>1.43E-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00164711" calcext:value-type="float">
            <text:p>1.65E-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0017283" calcext:value-type="float">
            <text:p>1.73E-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00140483" calcext:value-type="float">
            <text:p>1.40E-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00131067" calcext:value-type="float">
            <text:p>1.31E-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00135953" calcext:value-type="float">
            <text:p>1.36E-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00156716" calcext:value-type="float">
            <text:p>1.57E-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00217366" calcext:value-type="float">
            <text:p>2.17E-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0022817" calcext:value-type="float">
            <text:p>2.28E-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000947942" calcext:value-type="float">
            <text:p>9.48E-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000992367" calcext:value-type="float">
            <text:p>9.92E-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000865135" calcext:value-type="float">
            <text:p>8.65E-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000930394" calcext:value-type="float">
            <text:p>9.30E-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00100796" calcext:value-type="float">
            <text:p>1.01E-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0011747" calcext:value-type="float">
            <text:p>1.17E-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00147908" calcext:value-type="float">
            <text:p>1.48E-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00265108" calcext:value-type="float">
            <text:p>2.65E-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000552222" calcext:value-type="float">
            <text:p>5.52E-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000559961" calcext:value-type="float">
            <text:p>5.60E-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000567281" calcext:value-type="float">
            <text:p>5.67E-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000572525" calcext:value-type="float">
            <text:p>5.73E-0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000602355" calcext:value-type="float">
            <text:p>6.02E-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000623927" calcext:value-type="float">
            <text:p>6.24E-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000703816" calcext:value-type="float">
            <text:p>7.04E-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000568685" calcext:value-type="float">
            <text:p>5.69E-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000511938" calcext:value-type="float">
            <text:p>5.12E-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000536966" calcext:value-type="float">
            <text:p>5.37E-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000550476" calcext:value-type="float">
            <text:p>5.50E-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000558548" calcext:value-type="float">
            <text:p>5.59E-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000577884" calcext:value-type="float">
            <text:p>5.78E-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000564322" calcext:value-type="float">
            <text:p>5.64E-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000597065" calcext:value-type="float">
            <text:p>5.97E-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000620171" calcext:value-type="float">
            <text:p>6.20E-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000643415" calcext:value-type="float">
            <text:p>6.43E-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000645897" calcext:value-type="float">
            <text:p>6.46E-0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000690827" calcext:value-type="float">
            <text:p>6.91E-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000716908" calcext:value-type="float">
            <text:p>7.17E-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000710551" calcext:value-type="float">
            <text:p>7.11E-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000769795" calcext:value-type="float">
            <text:p>7.70E-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000806283" calcext:value-type="float">
            <text:p>8.06E-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000889625" calcext:value-type="float">
            <text:p>8.90E-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000910233" calcext:value-type="float">
            <text:p>9.10E-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00100652" calcext:value-type="float">
            <text:p>1.01E-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00113434" calcext:value-type="float">
            <text:p>1.13E-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00132347" calcext:value-type="float">
            <text:p>1.32E-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00284864" calcext:value-type="float">
            <text:p>2.85E-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000530028" calcext:value-type="float">
            <text:p>5.30E-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000334132" calcext:value-type="float">
            <text:p>3.34E-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000356114" calcext:value-type="float">
            <text:p>3.56E-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000345182" calcext:value-type="float">
            <text:p>3.45E-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000353394" calcext:value-type="float">
            <text:p>3.53E-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000390792" calcext:value-type="float">
            <text:p>3.91E-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000410118" calcext:value-type="float">
            <text:p>4.10E-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000471968" calcext:value-type="float">
            <text:p>4.72E-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0004949" calcext:value-type="float">
            <text:p>4.95E-0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00029396" calcext:value-type="float">
            <text:p>2.94E-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000282349" calcext:value-type="float">
            <text:p>2.82E-0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000300474" calcext:value-type="float">
            <text:p>3.00E-0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000289397" calcext:value-type="float">
            <text:p>2.89E-0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00031219" calcext:value-type="float">
            <text:p>3.12E-0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000328022" calcext:value-type="float">
            <text:p>3.28E-0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000323513" calcext:value-type="float">
            <text:p>3.24E-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000332759" calcext:value-type="float">
            <text:p>3.33E-0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000334105" calcext:value-type="float">
            <text:p>3.34E-0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000371531" calcext:value-type="float">
            <text:p>3.72E-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000428587" calcext:value-type="float">
            <text:p>4.29E-0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000437034" calcext:value-type="float">
            <text:p>4.37E-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000292419" calcext:value-type="float">
            <text:p>2.92E-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000302919" calcext:value-type="float">
            <text:p>3.03E-0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000325547" calcext:value-type="float">
            <text:p>3.26E-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00339283" calcext:value-type="float">
            <text:p>3.39E-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00034702" calcext:value-type="float">
            <text:p>3.47E-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000382474" calcext:value-type="float">
            <text:p>3.82E-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000450691" calcext:value-type="float">
            <text:p>4.51E-0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000419306" calcext:value-type="float">
            <text:p>4.19E-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000330563" calcext:value-type="float">
            <text:p>3.31E-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000363394" calcext:value-type="float">
            <text:p>3.63E-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000043672" calcext:value-type="float">
            <text:p>4.37E-0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000459594" calcext:value-type="float">
            <text:p>4.60E-0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0000211862" calcext:value-type="float">
            <text:p>2.12E-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00023012" calcext:value-type="float">
            <text:p>2.30E-0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0000260359" calcext:value-type="float">
            <text:p>2.60E-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000359035" calcext:value-type="float">
            <text:p>3.59E-0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00022811" calcext:value-type="float">
            <text:p>2.28E-0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000101215" calcext:value-type="float">
            <text:p>1.01E-0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000106306" calcext:value-type="float">
            <text:p>1.06E-0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000112369" calcext:value-type="float">
            <text:p>1.12E-0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000100407" calcext:value-type="float">
            <text:p>1.00E-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000101866" calcext:value-type="float">
            <text:p>1.02E-0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000104301" calcext:value-type="float">
            <text:p>1.04E-0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000112059" calcext:value-type="float">
            <text:p>1.12E-0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000100599" calcext:value-type="float">
            <text:p>1.01E-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000104595" calcext:value-type="float">
            <text:p>1.05E-0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0000110515" calcext:value-type="float">
            <text:p>1.11E-0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000118285" calcext:value-type="float">
            <text:p>1.18E-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000117445" calcext:value-type="float">
            <text:p>1.17E-0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00010924" calcext:value-type="float">
            <text:p>1.09E-0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000110418" calcext:value-type="float">
            <text:p>1.10E-0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000120864" calcext:value-type="float">
            <text:p>1.21E-0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000126416" calcext:value-type="float">
            <text:p>1.26E-0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00013193" calcext:value-type="float">
            <text:p>1.32E-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0001456" calcext:value-type="float">
            <text:p>1.46E-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00014037" calcext:value-type="float">
            <text:p>1.40E-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0000158609" calcext:value-type="float">
            <text:p>1.59E-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000172449" calcext:value-type="float">
            <text:p>1.72E-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000170616" calcext:value-type="float">
            <text:p>1.71E-0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000195299" calcext:value-type="float">
            <text:p>1.95E-0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000243434" calcext:value-type="float">
            <text:p>2.43E-0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000350674" calcext:value-type="float">
            <text:p>3.51E-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00000579554" calcext:value-type="float">
            <text:p>5.80E-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0000551626" calcext:value-type="float">
            <text:p>5.52E-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00000615589" calcext:value-type="float">
            <text:p>6.16E-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0000566549" calcext:value-type="float">
            <text:p>5.67E-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0000741292" calcext:value-type="float">
            <text:p>7.41E-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00000602666" calcext:value-type="float">
            <text:p>6.03E-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0000708765" calcext:value-type="float">
            <text:p>7.09E-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000186744" calcext:value-type="float">
            <text:p>1.87E-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0000376777" calcext:value-type="float">
            <text:p>3.77E-1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0000444941" calcext:value-type="float">
            <text:p>4.45E-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00000479723" calcext:value-type="float">
            <text:p>4.80E-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000042235" calcext:value-type="float">
            <text:p>4.22E-1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0000408495" calcext:value-type="float">
            <text:p>4.08E-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0000515928" calcext:value-type="float">
            <text:p>5.16E-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0000444918" calcext:value-type="float">
            <text:p>4.45E-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0000554547" calcext:value-type="float">
            <text:p>5.55E-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000044836" calcext:value-type="float">
            <text:p>4.48E-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000044639" calcext:value-type="float">
            <text:p>4.46E-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0000442534" calcext:value-type="float">
            <text:p>4.43E-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0000555864" calcext:value-type="float">
            <text:p>5.56E-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0000427954" calcext:value-type="float">
            <text:p>4.28E-1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0000468367" calcext:value-type="float">
            <text:p>4.68E-1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000048509" calcext:value-type="float">
            <text:p>4.85E-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0000451253" calcext:value-type="float">
            <text:p>4.51E-1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000043993" calcext:value-type="float">
            <text:p>4.40E-1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0000403025" calcext:value-type="float">
            <text:p>4.03E-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0000417135" calcext:value-type="float">
            <text:p>4.17E-1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00000517597" calcext:value-type="float">
            <text:p>5.18E-1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00000506305" calcext:value-type="float">
            <text:p>5.06E-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0000484176" calcext:value-type="float">
            <text:p>4.84E-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0000043136" calcext:value-type="float">
            <text:p>4.31E-1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00000496978" calcext:value-type="float">
            <text:p>4.97E-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00000462012" calcext:value-type="float">
            <text:p>4.62E-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0000450192" calcext:value-type="float">
            <text:p>4.50E-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00000491965" calcext:value-type="float">
            <text:p>4.92E-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00000501951" calcext:value-type="float">
            <text:p>5.02E-1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00000456618" calcext:value-type="float">
            <text:p>4.57E-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00000444882" calcext:value-type="float">
            <text:p>4.45E-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00000431735" calcext:value-type="float">
            <text:p>4.32E-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00000498935" calcext:value-type="float">
            <text:p>4.99E-1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00000475759" calcext:value-type="float">
            <text:p>4.76E-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00000495017" calcext:value-type="float">
            <text:p>4.95E-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00000432095" calcext:value-type="float">
            <text:p>4.32E-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0000532341" calcext:value-type="float">
            <text:p>5.32E-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00000566442" calcext:value-type="float">
            <text:p>5.66E-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00000473793" calcext:value-type="float">
            <text:p>4.74E-1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00000486147" calcext:value-type="float">
            <text:p>4.86E-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0000515437" calcext:value-type="float">
            <text:p>5.15E-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0000638847" calcext:value-type="float">
            <text:p>6.39E-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0000498835" calcext:value-type="float">
            <text:p>4.99E-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00000604545" calcext:value-type="float">
            <text:p>6.05E-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0000517139" calcext:value-type="float">
            <text:p>5.17E-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000054549" calcext:value-type="float">
            <text:p>5.45E-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0000509957" calcext:value-type="float">
            <text:p>5.10E-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0000533657" calcext:value-type="float">
            <text:p>5.34E-1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0000537528" calcext:value-type="float">
            <text:p>5.38E-1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0000497553" calcext:value-type="float">
            <text:p>4.98E-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0000600523" calcext:value-type="float">
            <text:p>6.01E-1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0000677425" calcext:value-type="float">
            <text:p>6.77E-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0000629222" calcext:value-type="float">
            <text:p>6.29E-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00000592578" calcext:value-type="float">
            <text:p>5.93E-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0000594612" calcext:value-type="float">
            <text:p>5.95E-1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0000553016" calcext:value-type="float">
            <text:p>5.53E-1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0000688798" calcext:value-type="float">
            <text:p>6.89E-1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0000536949" calcext:value-type="float">
            <text:p>5.37E-1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0000599811" calcext:value-type="float">
            <text:p>6.00E-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0000605463" calcext:value-type="float">
            <text:p>6.05E-1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0000937015" calcext:value-type="float">
            <text:p>9.37E-1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000102542" calcext:value-type="float">
            <text:p>1.03E-0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000105792" calcext:value-type="float">
            <text:p>1.06E-0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0000116662" calcext:value-type="float">
            <text:p>1.17E-0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0000111858" calcext:value-type="float">
            <text:p>1.12E-0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0000106546" calcext:value-type="float">
            <text:p>1.07E-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000110327" calcext:value-type="float">
            <text:p>1.10E-0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0000103752" calcext:value-type="float">
            <text:p>1.04E-0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0000120463" calcext:value-type="float">
            <text:p>1.20E-0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0000119852" calcext:value-type="float">
            <text:p>1.20E-0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000114881" calcext:value-type="float">
            <text:p>1.15E-0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000012068" calcext:value-type="float">
            <text:p>1.21E-0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0000114372" calcext:value-type="float">
            <text:p>1.14E-0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0000126568" calcext:value-type="float">
            <text:p>1.27E-0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0000129375" calcext:value-type="float">
            <text:p>1.29E-0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0000150585" calcext:value-type="float">
            <text:p>1.51E-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14358" calcext:value-type="float">
            <text:p>1.44E-0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0000148081" calcext:value-type="float">
            <text:p>1.48E-0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0000155106" calcext:value-type="float">
            <text:p>1.55E-0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000015871" calcext:value-type="float">
            <text:p>1.59E-0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000018898" calcext:value-type="float">
            <text:p>1.89E-0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000020791" calcext:value-type="float">
            <text:p>2.08E-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000235851" calcext:value-type="float">
            <text:p>2.36E-0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0000355202" calcext:value-type="float">
            <text:p>3.55E-0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00000890421" calcext:value-type="float">
            <text:p>8.90E-1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0000104224" calcext:value-type="float">
            <text:p>1.04E-0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0000835068" calcext:value-type="float">
            <text:p>8.35E-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000100317" calcext:value-type="float">
            <text:p>1.00E-0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00000998949" calcext:value-type="float">
            <text:p>9.99E-1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00000972893" calcext:value-type="float">
            <text:p>9.73E-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0000100291" calcext:value-type="float">
            <text:p>1.00E-0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0000112924" calcext:value-type="float">
            <text:p>1.13E-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000119335" calcext:value-type="float">
            <text:p>1.19E-0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0000115194" calcext:value-type="float">
            <text:p>1.15E-0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0000133754" calcext:value-type="float">
            <text:p>1.34E-0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0000131948" calcext:value-type="float">
            <text:p>1.32E-0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000154652" calcext:value-type="float">
            <text:p>1.55E-0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0000191334" calcext:value-type="float">
            <text:p>1.91E-0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0000303821" calcext:value-type="float">
            <text:p>3.04E-0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0000994934" calcext:value-type="float">
            <text:p>9.95E-1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00000302949" calcext:value-type="float">
            <text:p>3.03E-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0000353891" calcext:value-type="float">
            <text:p>3.54E-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00000382623" calcext:value-type="float">
            <text:p>3.83E-1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000035406" calcext:value-type="float">
            <text:p>3.54E-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00000346591" calcext:value-type="float">
            <text:p>3.47E-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00000372286" calcext:value-type="float">
            <text:p>3.72E-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0000332037" calcext:value-type="float">
            <text:p>3.32E-1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00000346207" calcext:value-type="float">
            <text:p>3.46E-1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00000308711" calcext:value-type="float">
            <text:p>3.09E-1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0000039238" calcext:value-type="float">
            <text:p>3.92E-1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00000306897" calcext:value-type="float">
            <text:p>3.07E-1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00000358723" calcext:value-type="float">
            <text:p>3.59E-1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00000329051" calcext:value-type="float">
            <text:p>3.29E-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0000382852" calcext:value-type="float">
            <text:p>3.83E-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00000324577" calcext:value-type="float">
            <text:p>3.25E-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00000343756" calcext:value-type="float">
            <text:p>3.44E-1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0000380293" calcext:value-type="float">
            <text:p>3.80E-1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00000410148" calcext:value-type="float">
            <text:p>4.10E-1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00000381707" calcext:value-type="float">
            <text:p>3.82E-1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00000391139" calcext:value-type="float">
            <text:p>3.91E-1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00000380832" calcext:value-type="float">
            <text:p>3.81E-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00000400948" calcext:value-type="float">
            <text:p>4.01E-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00000412507" calcext:value-type="float">
            <text:p>4.13E-1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0000039288" calcext:value-type="float">
            <text:p>3.93E-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00000506852" calcext:value-type="float">
            <text:p>5.07E-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00000452807" calcext:value-type="float">
            <text:p>4.53E-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0000434547" calcext:value-type="float">
            <text:p>4.35E-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0000489985" calcext:value-type="float">
            <text:p>4.90E-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00000549945" calcext:value-type="float">
            <text:p>5.50E-1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00000543915" calcext:value-type="float">
            <text:p>5.44E-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00000488531" calcext:value-type="float">
            <text:p>4.89E-1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00000531183" calcext:value-type="float">
            <text:p>5.31E-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00000582126" calcext:value-type="float">
            <text:p>5.82E-1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00000547513" calcext:value-type="float">
            <text:p>5.48E-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000005321" calcext:value-type="float">
            <text:p>5.32E-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00000624019" calcext:value-type="float">
            <text:p>6.24E-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0000619216" calcext:value-type="float">
            <text:p>6.19E-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00000626636" calcext:value-type="float">
            <text:p>6.27E-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00000730244" calcext:value-type="float">
            <text:p>7.30E-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00000842378" calcext:value-type="float">
            <text:p>8.42E-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00000849292" calcext:value-type="float">
            <text:p>8.49E-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00000874572" calcext:value-type="float">
            <text:p>8.75E-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0000109365" calcext:value-type="float">
            <text:p>1.09E-0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0000137405" calcext:value-type="float">
            <text:p>1.37E-0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0000198182" calcext:value-type="float">
            <text:p>1.98E-0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0000139334" calcext:value-type="float">
            <text:p>1.39E-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8:58:48.627180049</meta:creation-date>
    <dc:date>2023-07-05T10:09:22.855922318</dc:date>
    <meta:editing-duration>PT21H16M16S</meta:editing-duration>
    <meta:editing-cycles>6</meta:editing-cycles>
    <meta:generator>LibreOffice/7.3.7.2$Linux_X86_64 LibreOffice_project/30$Build-2</meta:generator>
    <meta:document-statistic meta:table-count="1" meta:cell-count="642" meta:object-count="0"/>
  </office:meta>
</office:document-meta>
</file>